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FAE509CC24EE71B7.png" manifest:media-type="image/png"/>
  <manifest:file-entry manifest:full-path="Pictures/10000201000000300000003081294390F392E868.png" manifest:media-type="image/png"/>
  <manifest:file-entry manifest:full-path="Pictures/10000201000000300000003003E122AC37388D8A.png" manifest:media-type="image/png"/>
  <manifest:file-entry manifest:full-path="Pictures/10000201000000300000003026B901D1A3B3F289.png" manifest:media-type="image/png"/>
  <manifest:file-entry manifest:full-path="Pictures/100002010000003000000030EBE106151EDB47C5.png" manifest:media-type="image/png"/>
  <manifest:file-entry manifest:full-path="Pictures/100002010000003000000030809BA1898E6B8F6E.png" manifest:media-type="image/png"/>
  <manifest:file-entry manifest:full-path="Pictures/10000201000000300000003002CC9EC19ED7D718.png" manifest:media-type="image/png"/>
  <manifest:file-entry manifest:full-path="Pictures/10000201000000300000003083348A5853F0AA09.png" manifest:media-type="image/png"/>
  <manifest:file-entry manifest:full-path="Pictures/100002010000003000000030AA8EE4F06A3CFAF2.png" manifest:media-type="image/png"/>
  <manifest:file-entry manifest:full-path="Pictures/100002010000003000000030EF799EE414D9D0B6.png" manifest:media-type="image/png"/>
  <manifest:file-entry manifest:full-path="Pictures/100002010000003000000030BE9538818FC286C1.png" manifest:media-type="image/png"/>
  <manifest:file-entry manifest:full-path="Pictures/100002010000003000000030DA18FDD1161C778A.png" manifest:media-type="image/png"/>
  <manifest:file-entry manifest:full-path="Pictures/1000020100000030000000302C09A59431DA2F76.png" manifest:media-type="image/png"/>
  <manifest:file-entry manifest:full-path="Pictures/10000201000000300000003015E340953D2D9FBF.png" manifest:media-type="image/png"/>
  <manifest:file-entry manifest:full-path="Pictures/100002010000003000000030FABCE0F2E79B92AD.png" manifest:media-type="image/png"/>
  <manifest:file-entry manifest:full-path="Pictures/1000020100000030000000309B8F64176929348D.png" manifest:media-type="image/png"/>
  <manifest:file-entry manifest:full-path="Pictures/100002010000003000000030A9692A836DD0EDF0.png" manifest:media-type="image/png"/>
  <manifest:file-entry manifest:full-path="Pictures/100002010000003000000030D000C0AF641B9D23.png" manifest:media-type="image/png"/>
  <manifest:file-entry manifest:full-path="Pictures/1000020100000030000000306EC0E2FD011FC27A.png" manifest:media-type="image/png"/>
  <manifest:file-entry manifest:full-path="Pictures/10000201000000300000003032A4B00B701D08F2.png" manifest:media-type="image/png"/>
  <manifest:file-entry manifest:full-path="Pictures/1000020100000030000000304CA54209EB59CF38.png" manifest:media-type="image/png"/>
  <manifest:file-entry manifest:full-path="Pictures/100002010000003000000030EC2EADB0FD303562.png" manifest:media-type="image/png"/>
  <manifest:file-entry manifest:full-path="Pictures/100002010000003000000030B6BB664A6B531A60.png" manifest:media-type="image/png"/>
  <manifest:file-entry manifest:full-path="Pictures/10000201000000300000003091430136F2718E93.png" manifest:media-type="image/png"/>
  <manifest:file-entry manifest:full-path="Pictures/100002010000003000000030CEDCA2ECB1B2D780.png" manifest:media-type="image/png"/>
  <manifest:file-entry manifest:full-path="Pictures/1000020100000030000000305B368886C8C5CB31.png" manifest:media-type="image/png"/>
  <manifest:file-entry manifest:full-path="Pictures/10000201000000300000003057A8F5F8B3D9E693.png" manifest:media-type="image/png"/>
  <manifest:file-entry manifest:full-path="Pictures/1000020100000030000000301F4969EBC95DB292.png" manifest:media-type="image/png"/>
  <manifest:file-entry manifest:full-path="Pictures/100002010000003000000030E5CC00BF02F092CD.png" manifest:media-type="image/png"/>
  <manifest:file-entry manifest:full-path="Pictures/100002010000003000000030D26FADC6D267C3C2.png" manifest:media-type="image/png"/>
  <manifest:file-entry manifest:full-path="Pictures/1000020100000030000000308BF45BB48D0721FD.png" manifest:media-type="image/png"/>
  <manifest:file-entry manifest:full-path="Pictures/100000000000033400000288E402DBB003751A4F.png" manifest:media-type="image/png"/>
  <manifest:file-entry manifest:full-path="Pictures/100002010000004800000048B7AC73AE325EDA8D.png" manifest:media-type="image/png"/>
  <manifest:file-entry manifest:full-path="Pictures/100002010000003000000030674553EE2390AA87.png" manifest:media-type="image/png"/>
  <manifest:file-entry manifest:full-path="Pictures/100002010000003000000030F80E879889136851.png" manifest:media-type="image/png"/>
  <manifest:file-entry manifest:full-path="Pictures/100002010000003000000030675EF1783DAFB018.png" manifest:media-type="image/png"/>
  <manifest:file-entry manifest:full-path="Pictures/100002010000002200000022AE6F61293303AFED.png" manifest:media-type="image/png"/>
  <manifest:file-entry manifest:full-path="Pictures/100002010000003000000030BB7A7BA042B395BE.png" manifest:media-type="image/png"/>
  <manifest:file-entry manifest:full-path="Pictures/1000020100000030000000306D059AE249B91ECD.png" manifest:media-type="image/png"/>
  <manifest:file-entry manifest:full-path="Pictures/100002010000003000000030BE215BE457ACAAA5.png" manifest:media-type="image/png"/>
  <manifest:file-entry manifest:full-path="Pictures/100002010000003000000030715E053CAEB3B788.png" manifest:media-type="image/png"/>
  <manifest:file-entry manifest:full-path="Pictures/1000020100000030000000303C157A81ADB86D4D.png" manifest:media-type="image/png"/>
  <manifest:file-entry manifest:full-path="Pictures/100002010000003000000030D78CA7EB869D8D27.png" manifest:media-type="image/png"/>
  <manifest:file-entry manifest:full-path="Pictures/100002010000003000000030356913F6786C47B6.png" manifest:media-type="image/png"/>
  <manifest:file-entry manifest:full-path="Pictures/1000020100000030000000309C95AC4D18F44490.png" manifest:media-type="image/png"/>
  <manifest:file-entry manifest:full-path="Pictures/100002010000003000000030F54D94FBF6023BD9.png" manifest:media-type="image/png"/>
  <manifest:file-entry manifest:full-path="Pictures/1000020100000030000000308591C1DB92582905.png" manifest:media-type="image/png"/>
  <manifest:file-entry manifest:full-path="Pictures/1000020100000030000000304662FAF59EFA0765.png" manifest:media-type="image/png"/>
  <manifest:file-entry manifest:full-path="Pictures/1000020100000030000000306EBC5C77C26F17B7.png" manifest:media-type="image/png"/>
  <manifest:file-entry manifest:full-path="Pictures/1000020100000030000000308BE05A0793850DD4.png" manifest:media-type="image/png"/>
  <manifest:file-entry manifest:full-path="Pictures/1000020100000030000000305D77143E0986B5C7.png" manifest:media-type="image/png"/>
  <manifest:file-entry manifest:full-path="Pictures/100002010000003000000030B76C0AA2BA7B1E4D.png" manifest:media-type="image/png"/>
  <manifest:file-entry manifest:full-path="Pictures/100002010000003000000030E3DD9DF27E77AE4B.png" manifest:media-type="image/png"/>
  <manifest:file-entry manifest:full-path="Pictures/1000020100000030000000302358B192289ABB11.png" manifest:media-type="image/png"/>
  <manifest:file-entry manifest:full-path="Pictures/1000020100000030000000307AD6108A3F42278D.png" manifest:media-type="image/png"/>
  <manifest:file-entry manifest:full-path="Pictures/10000201000000300000003085C78D1F1247F8C1.png" manifest:media-type="image/png"/>
  <manifest:file-entry manifest:full-path="Pictures/1000020100000030000000300128639B0AC587F7.png" manifest:media-type="image/png"/>
  <manifest:file-entry manifest:full-path="Pictures/1000020100000030000000307FBA5206740D130D.png" manifest:media-type="image/png"/>
  <manifest:file-entry manifest:full-path="Pictures/1000020100000030000000306F063BCEE3842755.png" manifest:media-type="image/png"/>
  <manifest:file-entry manifest:full-path="Pictures/100002010000003000000030D3B3B027EB248DDF.png" manifest:media-type="image/png"/>
  <manifest:file-entry manifest:full-path="Pictures/100002010000003000000030BB364323AFC289A8.png" manifest:media-type="image/png"/>
  <manifest:file-entry manifest:full-path="Pictures/10000201000000300000003090ECA7BD589D0469.png" manifest:media-type="image/png"/>
  <manifest:file-entry manifest:full-path="Pictures/1000020100000030000000303E43AFAEB137C643.png" manifest:media-type="image/png"/>
  <manifest:file-entry manifest:full-path="Pictures/10000201000000300000003045D6E79FDAB1084C.png" manifest:media-type="image/png"/>
  <manifest:file-entry manifest:full-path="Pictures/100002010000003000000030E7FAEC7025B9C465.png" manifest:media-type="image/png"/>
  <manifest:file-entry manifest:full-path="Pictures/100002010000003000000030BBA2170967C5CA23.png" manifest:media-type="image/png"/>
  <manifest:file-entry manifest:full-path="Pictures/1000020100000030000000300C37D0BADE3E0275.png" manifest:media-type="image/png"/>
  <manifest:file-entry manifest:full-path="Pictures/100002010000003000000030EC9E286C31A8C0D8.png" manifest:media-type="image/png"/>
  <manifest:file-entry manifest:full-path="Pictures/1000020100000030000000306B26495BB93BEFD9.png" manifest:media-type="image/png"/>
  <manifest:file-entry manifest:full-path="Pictures/10000201000000300000003015CB5D2A535DDBE7.png" manifest:media-type="image/png"/>
  <manifest:file-entry manifest:full-path="Pictures/100002010000003000000030609766B2C001DAC3.png" manifest:media-type="image/png"/>
  <manifest:file-entry manifest:full-path="Pictures/100002010000003000000030084256D35741DF47.png" manifest:media-type="image/png"/>
  <manifest:file-entry manifest:full-path="Pictures/100002010000003000000030B7CA6AC09DA7B120.png" manifest:media-type="image/png"/>
  <manifest:file-entry manifest:full-path="Pictures/100002010000003000000030ADB83038A1D73A35.png" manifest:media-type="image/png"/>
  <manifest:file-entry manifest:full-path="Pictures/100002010000003000000030F17FF79DDB6250EC.png" manifest:media-type="image/png"/>
  <manifest:file-entry manifest:full-path="Pictures/100002010000003000000030009E26F3F7E8B2D3.png" manifest:media-type="image/png"/>
  <manifest:file-entry manifest:full-path="Pictures/100002010000003000000030BFFD3BB25A571544.png" manifest:media-type="image/png"/>
  <manifest:file-entry manifest:full-path="Pictures/100002010000003000000030EA903A9080D178C6.png" manifest:media-type="image/png"/>
  <manifest:file-entry manifest:full-path="Pictures/100002010000003000000030A2B70CA657629C4C.png" manifest:media-type="image/png"/>
  <manifest:file-entry manifest:full-path="Pictures/100002010000003000000030E030F29D3CC71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style:font-size-asian="8.75pt" style:font-size-complex="10pt"/>
    </style:style>
    <style:style style:name="P34" style:family="paragraph" style:parent-style-name="Table_20_Contents">
      <style:text-properties style:font-name="DejaVu Sans" fo:font-size="10pt" officeooo:paragraph-rsid="0015c3bc" style:font-size-asian="8.75pt" style:font-size-complex="10pt"/>
    </style:style>
    <style:style style:name="P35" style:family="paragraph" style:parent-style-name="Table_20_Contents">
      <style:text-properties style:font-name="DejaVu Sans" fo:font-size="10pt" officeooo:rsid="003bb33a" officeooo:paragraph-rsid="003bb33a" style:font-size-asian="8.75pt" style:font-size-complex="10pt"/>
    </style:style>
    <style:style style:name="P36"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7"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38"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39"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0" style:family="paragraph" style:parent-style-name="Standard">
      <style:text-properties style:font-name="DejaVu Sans" officeooo:paragraph-rsid="0015c3bc"/>
    </style:style>
    <style:style style:name="P41" style:family="paragraph" style:parent-style-name="Heading_20_2">
      <style:paragraph-properties fo:break-before="page"/>
    </style:style>
    <style:style style:name="P42" style:family="paragraph" style:parent-style-name="Table_20_Contents">
      <style:text-properties style:font-name="DejaVu Sans" fo:font-size="10pt" style:font-size-asian="10pt" style:font-size-complex="10pt"/>
    </style:style>
    <style:style style:name="P43"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44" style:family="paragraph" style:parent-style-name="Table_20_Contents">
      <style:text-properties style:font-name="DejaVu Sans" fo:font-size="10pt" officeooo:paragraph-rsid="003622b8" style:font-size-asian="10pt" style:font-size-complex="10pt"/>
    </style:style>
    <style:style style:name="P45" style:family="paragraph" style:parent-style-name="Table_20_Contents">
      <style:text-properties style:font-name="DejaVu Sans" fo:font-size="10pt" officeooo:paragraph-rsid="0036aeb4" style:font-size-asian="10pt" style:font-size-complex="10pt"/>
    </style:style>
    <style:style style:name="P46" style:family="paragraph" style:parent-style-name="Table_20_Contents">
      <style:text-properties style:font-name="DejaVu Sans" fo:font-size="10pt" officeooo:paragraph-rsid="00386517" style:font-size-asian="10pt" style:font-size-complex="10pt"/>
    </style:style>
    <style:style style:name="P47" style:family="paragraph" style:parent-style-name="Table_20_Contents">
      <style:text-properties officeooo:paragraph-rsid="00364ee1"/>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3c269"/>
    </style:style>
    <style:style style:name="T41" style:family="text">
      <style:text-properties officeooo:rsid="0034a439"/>
    </style:style>
    <style:style style:name="T42" style:family="text">
      <style:text-properties officeooo:rsid="00358eee"/>
    </style:style>
    <style:style style:name="T43" style:family="text">
      <style:text-properties officeooo:rsid="003622b8"/>
    </style:style>
    <style:style style:name="T44" style:family="text">
      <style:text-properties style:font-name="DejaVu Sans" fo:font-size="10pt" style:font-size-asian="10pt" style:font-size-complex="10pt"/>
    </style:style>
    <style:style style:name="T45" style:family="text">
      <style:text-properties style:font-name="DejaVu Sans" fo:font-size="10pt" officeooo:rsid="00286a07" style:font-size-asian="10pt" style:font-size-complex="10pt"/>
    </style:style>
    <style:style style:name="T46" style:family="text">
      <style:text-properties style:font-name="DejaVu Sans" fo:font-size="10pt" officeooo:rsid="003622b8" style:font-size-asian="10pt" style:font-size-complex="10pt"/>
    </style:style>
    <style:style style:name="T47" style:family="text">
      <style:text-properties style:font-name="DejaVu Sans" fo:font-size="10pt" officeooo:rsid="00364ee1" style:font-size-asian="10pt" style:font-size-complex="10pt"/>
    </style:style>
    <style:style style:name="T48" style:family="text">
      <style:text-properties style:font-name="DejaVu Sans" fo:font-size="10pt" officeooo:rsid="004beb8f" style:font-size-asian="10pt" style:font-size-complex="10pt"/>
    </style:style>
    <style:style style:name="T49" style:family="text">
      <style:text-properties style:font-name="DejaVu Sans" fo:font-size="10pt" officeooo:rsid="00386e38" style:font-size-asian="10pt" style:font-size-complex="10pt"/>
    </style:style>
    <style:style style:name="T50" style:family="text">
      <style:text-properties officeooo:rsid="00364ee1"/>
    </style:style>
    <style:style style:name="T51" style:family="text">
      <style:text-properties officeooo:rsid="00386517"/>
    </style:style>
    <style:style style:name="T52" style:family="text">
      <style:text-properties officeooo:rsid="00386e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WScratch</text:p>
      <text:p text:style-name="P6">by loosewheel</text:p>
      <text:p text:style-name="P10"/>
      <text:p text:style-name="P5"/>
      <text:p text:style-name="P7">Version 0.1.<text:span text:style-name="T40">1</text:span><text:span text:style-name="T42">1</text:span></text:p>
      <text:p text:style-name="P5"/>
      <text:p text:style-name="P5">This mod provides scratch programmable robots.</text:p>
      <text:p text:style-name="P5"/>
      <text:p text:style-name="P5"><draw:frame draw:style-name="fr6" draw:name="Image52" text:anchor-type="paragraph" svg:width="17cm" svg:height="13.434cm" draw:z-index="74"><draw:image xlink:href="Pictures/100000000000033400000288E402DBB003751A4F.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5" draw:name="Image51" text:anchor-type="as-char" svg:y="-0.443cm" svg:width="0.499cm" svg:height="0.499cm" draw:z-index="0"><draw:image xlink:href="Pictures/100002010000002200000022AE6F61293303AFED.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4" draw:name="Image53" text:anchor-type="as-char" svg:width="0.499cm" svg:height="0.499cm" draw:z-index="1"><draw:image xlink:href="Pictures/100002010000004800000048B7AC73AE325EDA8D.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style-name="TableLine94497694386832">
          <table:table-cell table:style-name="Table21.A1" office:value-type="string">
            <text:p text:style-name="P5">Orange</text:p>
          </table:table-cell>
          <table:table-cell table:style-name="Table21.B1" office:value-type="string">
            <text:p text:style-name="P5">Statement, controls program flow.</text:p>
          </table:table-cell>
        </table:table-row>
        <table:table-row table:style-name="TableLine94497694410384">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style-name="TableLine94497694411568">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style-name="TableLine94497694412528">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style-name="TableLine94497694413776">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41"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style-name="TableLine94497694428544">
                <table:table-cell table:style-name="Table2.A1" office:value-type="string">
                  <text:p text:style-name="P13"><draw:frame draw:style-name="fr1" draw:name="Image1" text:anchor-type="paragraph" svg:width="1.27cm" svg:height="1.27cm" draw:z-index="2"><draw:image xlink:href="Pictures/100002010000003000000030674553EE2390AA87.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Line94497694453664">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style-name="TableLine94497694456288">
                <table:table-cell table:style-name="Table3.A1" office:value-type="string">
                  <text:p text:style-name="P13"><draw:frame draw:style-name="fr1" draw:name="Image2" text:anchor-type="paragraph" svg:width="1.27cm" svg:height="1.27cm" draw:z-index="3"><draw:image xlink:href="Pictures/100002010000003000000030715E053CAEB3B788.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94497694477024">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style-name="TableLine94497694478736">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Line94497694491280">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3"/>
          </table:table-cell>
        </table:table-row>
      </table:table>
      <text:p text:style-name="P2"/>
      <text:p text:style-name="P2"/>
      <text:p text:style-name="P2"/>
      <text:p text:style-name="P2"/>
      <text:h text:style-name="P41"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style-name="TableLine94497694497552">
                <table:table-cell table:style-name="Table6.A1" office:value-type="string">
                  <text:p text:style-name="P14"><draw:frame draw:style-name="fr1" draw:name="Image3" text:anchor-type="paragraph" svg:width="1.27cm" svg:height="1.27cm" draw:z-index="4"><draw:image xlink:href="Pictures/100002010000003000000030F80E879889136851.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style-name="TableLine94497694520096">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4">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style-name="TableLine94497694523408">
                <table:table-cell table:style-name="Table7.A1" office:value-type="string">
                  <text:p text:style-name="P14"><draw:frame draw:style-name="fr1" draw:name="Image54" text:anchor-type="paragraph" svg:width="1.27cm" svg:height="1.27cm" draw:z-index="5"><draw:image xlink:href="Pictures/1000020100000030000000309C95AC4D18F44490.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Line94497694541872">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4">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style-name="TableLine94497694543232">
                <table:table-cell table:style-name="Table8.A1" office:value-type="string">
                  <text:p text:style-name="P14"><draw:frame draw:style-name="fr1" draw:name="Image55" text:anchor-type="paragraph" svg:width="1.27cm" svg:height="1.27cm" draw:z-index="6"><draw:image xlink:href="Pictures/1000020100000030000000306EC0E2FD011FC27A.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Line94497694566272">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4">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style-name="TableLine94497694568752">
                <table:table-cell table:style-name="Table22.A1" office:value-type="string">
                  <text:p text:style-name="P14"><draw:frame draw:style-name="fr1" draw:name="Image56" text:anchor-type="paragraph" svg:width="1.27cm" svg:height="1.27cm" draw:z-index="7"><draw:image xlink:href="Pictures/1000020100000030000000304662FAF59EFA0765.png" xlink:type="simple" xlink:show="embed" xlink:actuate="onLoad" loext:mime-type="image/png"/></draw:frame></text:p>
                </table:table-cell>
                <table:table-cell table:style-name="Table22.A1" office:value-type="string">
                  <text:p text:style-name="P14"><draw:frame draw:style-name="fr1" draw:name="Image57" text:anchor-type="paragraph" svg:width="1.27cm" svg:height="1.27cm" draw:z-index="8"><draw:image xlink:href="Pictures/1000020100000030000000305D77143E0986B5C7.png" xlink:type="simple" xlink:show="embed" xlink:actuate="onLoad" loext:mime-type="image/png"/></draw:frame></text:p>
                </table:table-cell>
                <table:table-cell table:style-name="Table22.A1" office:value-type="string">
                  <text:p text:style-name="P14"><draw:frame draw:style-name="fr1" draw:name="Image58" text:anchor-type="paragraph" svg:width="1.27cm" svg:height="1.27cm" draw:z-index="9"><draw:image xlink:href="Pictures/1000020100000030000000306D059AE249B91ECD.png" xlink:type="simple" xlink:show="embed" xlink:actuate="onLoad" loext:mime-type="image/png"/></draw:frame></text:p>
                </table:table-cell>
                <table:table-cell table:style-name="Table22.A1" office:value-type="string">
                  <text:p text:style-name="P14"><draw:frame draw:style-name="fr1" draw:name="Image59" text:anchor-type="paragraph" svg:width="1.27cm" svg:height="1.27cm" draw:z-index="10"><draw:image xlink:href="Pictures/100002010000003000000030B76C0AA2BA7B1E4D.png" xlink:type="simple" xlink:show="embed" xlink:actuate="onLoad" loext:mime-type="image/png"/></draw:frame></text:p>
                </table:table-cell>
                <table:table-cell table:style-name="Table22.A1" office:value-type="string">
                  <text:p text:style-name="P14"><draw:frame draw:style-name="fr3" draw:name="Image60" text:anchor-type="paragraph" svg:width="1.27cm" svg:height="1.27cm" draw:z-index="11"><draw:image xlink:href="Pictures/100002010000003000000030E3DD9DF27E77AE4B.png" xlink:type="simple" xlink:show="embed" xlink:actuate="onLoad" loext:mime-type="image/png"/></draw:frame></text:p>
                </table:table-cell>
                <table:table-cell table:style-name="Table22.A1" office:value-type="string">
                  <text:p text:style-name="P14"><draw:frame draw:style-name="fr3" draw:name="Image61" text:anchor-type="paragraph" svg:width="1.27cm" svg:height="1.27cm" draw:z-index="12"><draw:image xlink:href="Pictures/1000020100000030000000306B26495BB93BEFD9.png" xlink:type="simple" xlink:show="embed" xlink:actuate="onLoad" loext:mime-type="image/png"/></draw:frame></text:p>
                </table:table-cell>
                <table:table-cell table:style-name="Table22.A1" office:value-type="string">
                  <text:p text:style-name="P14"><draw:frame draw:style-name="fr3" draw:name="Image62" text:anchor-type="paragraph" svg:width="1.27cm" svg:height="1.27cm" draw:z-index="13"><draw:image xlink:href="Pictures/1000020100000030000000301F4969EBC95DB292.png" xlink:type="simple" xlink:show="embed" xlink:actuate="onLoad" loext:mime-type="image/png"/></draw:frame></text:p>
                </table:table-cell>
                <table:table-cell table:style-name="Table22.A1" office:value-type="string">
                  <text:p text:style-name="P14"><draw:frame draw:style-name="fr3" draw:name="Image63" text:anchor-type="paragraph" svg:width="1.27cm" svg:height="1.27cm" draw:z-index="14"><draw:image xlink:href="Pictures/100002010000003000000030B6BB664A6B531A60.png" xlink:type="simple" xlink:show="embed" xlink:actuate="onLoad" loext:mime-type="image/png"/></draw:frame></text:p>
                </table:table-cell>
              </table:table-row>
              <table:table-row table:style-name="TableLine94497694644288">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5">Is the name of the node in the <text:span text:style-name="T9">relevant</text:span> direction. If no node is there it is blank text.</text:p>
          </table:table-cell>
        </table:table-row>
      </table:table>
      <text:p text:style-name="P4"/>
      <text:p text:style-name="P2"/>
      <text:p text:style-name="P2"/>
      <text:h text:style-name="P41"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style-name="TableLine94497694652256">
                <table:table-cell table:style-name="Table10.A1" office:value-type="string">
                  <text:p text:style-name="P14"><draw:frame draw:style-name="fr3" draw:name="Image4" text:anchor-type="paragraph" svg:width="1.27cm" svg:height="1.27cm" draw:z-index="15"><draw:image xlink:href="Pictures/1000020100000030000000306EBC5C77C26F17B7.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style-name="TableLine94497694673872">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6">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style-name="TableLine94497694676608">
                <table:table-cell table:style-name="Table11.A1" office:value-type="string">
                  <text:p text:style-name="P14"><draw:frame draw:style-name="fr3" draw:name="Image5" text:anchor-type="paragraph" svg:width="1.27cm" svg:height="1.27cm" draw:z-index="16"><draw:image xlink:href="Pictures/100002010000003000000030EC2EADB0FD303562.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style-name="TableLine94497694697120">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6">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style-name="TableLine94497694700096">
                <table:table-cell table:style-name="Table12.A1" office:value-type="string">
                  <text:p text:style-name="P14"><draw:frame draw:style-name="fr3" draw:name="Image6" text:anchor-type="paragraph" svg:width="1.27cm" svg:height="1.27cm" draw:z-index="17"><draw:image xlink:href="Pictures/1000020100000030000000304CA54209EB59CF38.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style-name="TableLine94497694721488">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6">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style-name="TableLine94497694724128">
                <table:table-cell table:style-name="Table23.A1" office:value-type="string">
                  <text:p text:style-name="P14"><draw:frame draw:style-name="fr3" draw:name="Image64" text:anchor-type="paragraph" svg:width="1.27cm" svg:height="1.27cm" draw:z-index="18"><draw:image xlink:href="Pictures/100002010000003000000030D000C0AF641B9D23.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style-name="TableLine94497694736752">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style-name="TableLine94497694747728">
                <table:table-cell table:style-name="Table36.A1" office:value-type="string">
                  <text:p text:style-name="P14"><draw:frame draw:style-name="fr3" draw:name="Image65" text:anchor-type="paragraph" svg:width="1.27cm" svg:height="1.27cm" draw:z-index="19"><draw:image xlink:href="Pictures/1000020100000030000000303E43AFAEB137C643.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style-name="TableLine94497694768464">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style-name="TableLine94497694770176">
                <table:table-cell table:style-name="Table35.A1" office:value-type="string">
                  <text:p text:style-name="P14"><draw:frame draw:style-name="fr3" draw:name="Image66" text:anchor-type="paragraph" svg:width="1.27cm" svg:height="1.27cm" draw:z-index="20"><draw:image xlink:href="Pictures/100002010000003000000030675EF1783DAFB018.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style-name="TableLine94497694792192">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37">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style-name="TableLine94497694794960">
                <table:table-cell table:style-name="Table34.A1" office:value-type="string">
                  <text:p text:style-name="P14"><draw:frame draw:style-name="fr3" draw:name="Image67" text:anchor-type="paragraph" svg:width="1.27cm" svg:height="1.27cm" draw:z-index="21"><draw:image xlink:href="Pictures/100002010000003000000030E5CC00BF02F092CD.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style-name="TableLine94497694818672">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37">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style-name="TableLine94497694823168">
                <table:table-cell table:style-name="Table33.A1" office:value-type="string">
                  <text:p text:style-name="P14"><draw:frame draw:style-name="fr3" draw:name="Image68" text:anchor-type="paragraph" svg:width="1.27cm" svg:height="1.27cm" draw:z-index="22"><draw:image xlink:href="Pictures/1000020100000030000000309B8F64176929348D.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style-name="TableLine94497694843856">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37">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style-name="TableLine94497694848512">
                <table:table-cell table:style-name="Table32.A1" office:value-type="string">
                  <text:p text:style-name="P14"><draw:frame draw:style-name="fr3" draw:name="Image69" text:anchor-type="paragraph" svg:width="1.27cm" svg:height="1.27cm" draw:z-index="23"><draw:image xlink:href="Pictures/1000020100000030000000300128639B0AC587F7.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style-name="TableLine94497694877360">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 <text:span text:style-name="T41">(integer part)</text:span>.</text:p>
            <text:p text:style-name="P12"/>
            <text:p text:style-name="P36">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style-name="TableLine94497694879888">
                <table:table-cell table:style-name="Table31.A1" office:value-type="string">
                  <text:p text:style-name="P14"><draw:frame draw:style-name="fr3" draw:name="Image70" text:anchor-type="paragraph" svg:width="1.27cm" svg:height="1.27cm" draw:z-index="24"><draw:image xlink:href="Pictures/100002010000003000000030D78CA7EB869D8D27.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style-name="TableLine94497694901840">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 <text:span text:style-name="T41">(integer part)</text:span>.</text:p>
            <text:p text:style-name="P12"/>
            <text:p text:style-name="P36">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style-name="TableLine94497694904368">
                <table:table-cell table:style-name="Table30.A1" office:value-type="string">
                  <text:p text:style-name="P14"><draw:frame draw:style-name="fr1" draw:name="Image7" text:anchor-type="paragraph" svg:width="1.27cm" svg:height="1.27cm" draw:z-index="25"><draw:image xlink:href="Pictures/10000201000000300000003091430136F2718E93.png" xlink:type="simple" xlink:show="embed" xlink:actuate="onLoad" loext:mime-type="image/png"/></draw:frame></text:p>
                </table:table-cell>
                <table:table-cell table:style-name="Table30.A1" office:value-type="string">
                  <text:p text:style-name="P14"><draw:frame draw:style-name="fr1" draw:name="Image8" text:anchor-type="paragraph" svg:width="1.27cm" svg:height="1.27cm" draw:z-index="26"><draw:image xlink:href="Pictures/100002010000003000000030FABCE0F2E79B92AD.png" xlink:type="simple" xlink:show="embed" xlink:actuate="onLoad" loext:mime-type="image/png"/></draw:frame></text:p>
                </table:table-cell>
                <table:table-cell table:style-name="Table30.A1" office:value-type="string">
                  <text:p text:style-name="P14"><draw:frame draw:style-name="fr1" draw:name="Image9" text:anchor-type="paragraph" svg:width="1.27cm" svg:height="1.27cm" draw:z-index="27"><draw:image xlink:href="Pictures/1000020100000030000000302358B192289ABB11.png" xlink:type="simple" xlink:show="embed" xlink:actuate="onLoad" loext:mime-type="image/png"/></draw:frame></text:p>
                </table:table-cell>
                <table:table-cell table:style-name="Table30.A1" office:value-type="string">
                  <text:p text:style-name="P14"><draw:frame draw:style-name="fr1" draw:name="Image10" text:anchor-type="paragraph" svg:width="1.27cm" svg:height="1.27cm" draw:z-index="28"><draw:image xlink:href="Pictures/1000020100000030000000307AD6108A3F42278D.png" xlink:type="simple" xlink:show="embed" xlink:actuate="onLoad" loext:mime-type="image/png"/></draw:frame></text:p>
                </table:table-cell>
                <table:table-cell table:style-name="Table30.A1" office:value-type="string">
                  <text:p text:style-name="P14"><draw:frame draw:style-name="fr3" draw:name="Image11" text:anchor-type="paragraph" svg:width="1.27cm" svg:height="1.27cm" draw:z-index="29"><draw:image xlink:href="Pictures/10000201000000300000003085C78D1F1247F8C1.png" xlink:type="simple" xlink:show="embed" xlink:actuate="onLoad" loext:mime-type="image/png"/></draw:frame></text:p>
                </table:table-cell>
                <table:table-cell table:style-name="Table30.A1" office:value-type="string">
                  <text:p text:style-name="P14"><draw:frame draw:style-name="fr3" draw:name="Image12" text:anchor-type="paragraph" svg:width="1.27cm" svg:height="1.27cm" draw:z-index="30"><draw:image xlink:href="Pictures/10000201000000300000003057A8F5F8B3D9E693.png" xlink:type="simple" xlink:show="embed" xlink:actuate="onLoad" loext:mime-type="image/png"/></draw:frame></text:p>
                </table:table-cell>
                <table:table-cell table:style-name="Table30.A1" office:value-type="string">
                  <text:p text:style-name="P14"><draw:frame draw:style-name="fr3" draw:name="Image13" text:anchor-type="paragraph" svg:width="1.27cm" svg:height="1.27cm" draw:z-index="31"><draw:image xlink:href="Pictures/1000020100000030000000303C157A81ADB86D4D.png" xlink:type="simple" xlink:show="embed" xlink:actuate="onLoad" loext:mime-type="image/png"/></draw:frame></text:p>
                </table:table-cell>
                <table:table-cell table:style-name="Table30.A1" office:value-type="string">
                  <text:p text:style-name="P14"><draw:frame draw:style-name="fr1" draw:name="Image14" text:anchor-type="paragraph" svg:width="1.27cm" svg:height="1.27cm" draw:z-index="32"><draw:image xlink:href="Pictures/1000020100000030000000306F063BCEE3842755.png" xlink:type="simple" xlink:show="embed" xlink:actuate="onLoad" loext:mime-type="image/png"/></draw:frame></text:p>
                </table:table-cell>
              </table:table-row>
              <table:table-row table:style-name="TableLine94497695088960">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style-name="TableLine94497694511840">
                <table:table-cell table:style-name="Table29.A1" office:value-type="string">
                  <text:p text:style-name="P14"><draw:frame draw:style-name="fr3" draw:name="Image15" text:anchor-type="paragraph" svg:width="1.27cm" svg:height="1.27cm" draw:z-index="33"><draw:image xlink:href="Pictures/1000020100000030000000307FBA5206740D130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style-name="TableLine94497695127744">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style-name="TableLine94497695132736">
                <table:table-cell table:style-name="Table28.A1" office:value-type="string">
                  <text:p text:style-name="P14"><draw:frame draw:style-name="fr3" draw:name="Image16" text:anchor-type="paragraph" svg:width="1.27cm" svg:height="1.27cm" draw:z-index="34"><draw:image xlink:href="Pictures/10000201000000300000003045D6E79FDAB1084C.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style-name="TableLine94497695155600">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style-name="TableLine94497695160048">
                <table:table-cell table:style-name="Table27.A1" office:value-type="string">
                  <text:p text:style-name="P14"><draw:frame draw:style-name="fr3" draw:name="Image17" text:anchor-type="paragraph" svg:width="1.27cm" svg:height="1.27cm" draw:z-index="35"><draw:image xlink:href="Pictures/100002010000003000000030E7FAEC7025B9C465.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style-name="TableLine94497695181136">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style-name="TableLine94497695182848">
                <table:table-cell table:style-name="Table26.A1" office:value-type="string">
                  <text:p text:style-name="P14"><draw:frame draw:style-name="fr1" draw:name="Image18" text:anchor-type="paragraph" svg:width="1.27cm" svg:height="1.27cm" draw:z-index="36"><draw:image xlink:href="Pictures/100002010000003000000030BBA2170967C5CA23.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style-name="TableLine94497695202864">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style-name="TableLine94497695204784">
                <table:table-cell table:style-name="Table25.A1" office:value-type="string">
                  <text:p text:style-name="P14"><draw:frame draw:style-name="fr3" draw:name="Image19" text:anchor-type="paragraph" svg:width="1.27cm" svg:height="1.27cm" draw:z-index="37"><draw:image xlink:href="Pictures/100002010000003000000030BE215BE457ACAAA5.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style-name="TableLine94497695224528">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style-name="TableLine94497695225888">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style-name="TableLine94497695238832">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4"/>
          </table:table-cell>
        </table:table-row>
      </table:table>
      <text:p text:style-name="P4"/>
      <text:p text:style-name="P4"/>
      <text:h text:style-name="P41"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style-name="TableLine94497695252560">
                <table:table-cell table:style-name="Table14.A1" office:value-type="string">
                  <text:p text:style-name="P14"><draw:frame draw:style-name="fr3" draw:name="Image20" text:anchor-type="paragraph" svg:width="1.27cm" svg:height="1.27cm" draw:z-index="71"><draw:image xlink:href="Pictures/1000020100000030000000300C37D0BADE3E0275.png" xlink:type="simple" xlink:show="embed" xlink:actuate="onLoad" loext:mime-type="image/png"/></draw:frame></text:p>
                </table:table-cell>
                <table:table-cell table:style-name="Table14.A1" office:value-type="string">
                  <text:p text:style-name="P14"><draw:frame draw:style-name="fr3" draw:name="Image21" text:anchor-type="paragraph" svg:width="1.27cm" svg:height="1.27cm" draw:z-index="70"><draw:image xlink:href="Pictures/100002010000003000000030D3B3B027EB248DDF.png" xlink:type="simple" xlink:show="embed" xlink:actuate="onLoad" loext:mime-type="image/png"/></draw:frame></text:p>
                </table:table-cell>
                <table:table-cell table:style-name="Table14.A1" office:value-type="string">
                  <text:p text:style-name="P14"><draw:frame draw:style-name="fr3" draw:name="Image22" text:anchor-type="paragraph" svg:width="1.27cm" svg:height="1.27cm" draw:z-index="69"><draw:image xlink:href="Pictures/100002010000003000000030A9692A836DD0EDF0.png" xlink:type="simple" xlink:show="embed" xlink:actuate="onLoad" loext:mime-type="image/png"/></draw:frame></text:p>
                </table:table-cell>
                <table:table-cell table:style-name="Table14.A1" office:value-type="string">
                  <text:p text:style-name="P14"><draw:frame draw:style-name="fr3" draw:name="Image23" text:anchor-type="paragraph" svg:width="1.27cm" svg:height="1.27cm" draw:z-index="68"><draw:image xlink:href="Pictures/100002010000003000000030EC9E286C31A8C0D8.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style-name="TableLine94497695294304">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style-name="TableLine94497694663296">
                <table:table-cell table:style-name="Table15.A1" office:value-type="string">
                  <text:p text:style-name="P14"><draw:frame draw:style-name="fr3" draw:name="Image24" text:anchor-type="paragraph" svg:width="1.27cm" svg:height="1.27cm" draw:z-index="67"><draw:image xlink:href="Pictures/1000020100000030000000308BE05A0793850DD4.png" xlink:type="simple" xlink:show="embed" xlink:actuate="onLoad" loext:mime-type="image/png"/></draw:frame></text:p>
                </table:table-cell>
                <table:table-cell table:style-name="Table15.A1" office:value-type="string">
                  <text:p text:style-name="P14"><draw:frame draw:style-name="fr3" draw:name="Image25" text:anchor-type="paragraph" svg:width="1.27cm" svg:height="1.27cm" draw:z-index="66"><draw:image xlink:href="Pictures/100002010000003000000030356913F6786C47B6.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style-name="TableLine94497695323344">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style-name="TableLine94497695325792">
                <table:table-cell table:style-name="Table16.A1" office:value-type="string">
                  <text:p text:style-name="P14"><draw:frame draw:style-name="fr3" draw:name="Image26" text:anchor-type="paragraph" svg:width="1.27cm" svg:height="1.27cm" draw:z-index="65"><draw:image xlink:href="Pictures/10000201000000300000003015CB5D2A535DDBE7.png" xlink:type="simple" xlink:show="embed" xlink:actuate="onLoad" loext:mime-type="image/png"/></draw:frame></text:p>
                </table:table-cell>
                <table:table-cell table:style-name="Table16.A1" office:value-type="string">
                  <text:p text:style-name="P14"><draw:frame draw:style-name="fr3" draw:name="Image27" text:anchor-type="paragraph" svg:width="1.27cm" svg:height="1.27cm" draw:z-index="64"><draw:image xlink:href="Pictures/100002010000003000000030609766B2C001DAC3.png" xlink:type="simple" xlink:show="embed" xlink:actuate="onLoad" loext:mime-type="image/png"/></draw:frame></text:p>
                </table:table-cell>
                <table:table-cell table:style-name="Table16.A1" office:value-type="string">
                  <text:p text:style-name="P14"><draw:frame draw:style-name="fr3" draw:name="Image28" text:anchor-type="paragraph" svg:width="1.27cm" svg:height="1.27cm" draw:z-index="63"><draw:image xlink:href="Pictures/100002010000003000000030084256D35741DF47.png" xlink:type="simple" xlink:show="embed" xlink:actuate="onLoad" loext:mime-type="image/png"/></draw:frame></text:p>
                </table:table-cell>
                <table:table-cell table:style-name="Table16.A1" office:value-type="string">
                  <text:p text:style-name="P14"><draw:frame draw:style-name="fr3" draw:name="Image29" text:anchor-type="paragraph" svg:width="1.27cm" svg:height="1.27cm" draw:z-index="62"><draw:image xlink:href="Pictures/100002010000003000000030B7CA6AC09DA7B120.png" xlink:type="simple" xlink:show="embed" xlink:actuate="onLoad" loext:mime-type="image/png"/></draw:frame></text:p>
                </table:table-cell>
                <table:table-cell table:style-name="Table16.A1" office:value-type="string">
                  <text:p text:style-name="P14"><draw:frame draw:style-name="fr3" draw:name="Image30" text:anchor-type="paragraph" svg:width="1.27cm" svg:height="1.27cm" draw:z-index="61"><draw:image xlink:href="Pictures/100002010000003000000030F54D94FBF6023BD9.png" xlink:type="simple" xlink:show="embed" xlink:actuate="onLoad" loext:mime-type="image/png"/></draw:frame></text:p>
                </table:table-cell>
                <table:table-cell table:style-name="Table16.A1" office:value-type="string">
                  <text:p text:style-name="P14"><draw:frame draw:style-name="fr3" draw:name="Image31" text:anchor-type="paragraph" svg:width="1.27cm" svg:height="1.27cm" draw:z-index="60"><draw:image xlink:href="Pictures/100002010000003000000030F17FF79DDB6250EC.png" xlink:type="simple" xlink:show="embed" xlink:actuate="onLoad" loext:mime-type="image/png"/></draw:frame></text:p>
                </table:table-cell>
                <table:table-cell table:style-name="Table16.A1" office:value-type="string">
                  <text:p text:style-name="P14"><draw:frame draw:style-name="fr3" draw:name="Image32" text:anchor-type="paragraph" svg:width="1.27cm" svg:height="1.27cm" draw:z-index="59"><draw:image xlink:href="Pictures/100002010000003000000030009E26F3F7E8B2D3.png" xlink:type="simple" xlink:show="embed" xlink:actuate="onLoad" loext:mime-type="image/png"/></draw:frame></text:p>
                </table:table-cell>
                <table:table-cell table:style-name="Table16.A1" office:value-type="string">
                  <text:p text:style-name="P14"><draw:frame draw:style-name="fr3" draw:name="Image33" text:anchor-type="paragraph" svg:width="1.27cm" svg:height="1.27cm" draw:z-index="58"><draw:image xlink:href="Pictures/1000020100000030000000308591C1DB92582905.png" xlink:type="simple" xlink:show="embed" xlink:actuate="onLoad" loext:mime-type="image/png"/></draw:frame></text:p>
                </table:table-cell>
              </table:table-row>
              <table:table-row table:style-name="TableLine94497695397376">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style-name="TableLine94497695399536">
                <table:table-cell table:style-name="Table37.A1" office:value-type="string">
                  <text:p text:style-name="P14"><draw:frame draw:style-name="fr3" draw:name="Image34" text:anchor-type="paragraph" svg:width="1.27cm" svg:height="1.27cm" draw:z-index="57"><draw:image xlink:href="Pictures/1000020100000030000000305B368886C8C5CB31.png" xlink:type="simple" xlink:show="embed" xlink:actuate="onLoad" loext:mime-type="image/png"/></draw:frame></text:p>
                </table:table-cell>
                <table:table-cell table:style-name="Table37.A1" office:value-type="string">
                  <text:p text:style-name="P14"><draw:frame draw:style-name="fr1" draw:name="Image35" text:anchor-type="paragraph" svg:width="1.27cm" svg:height="1.27cm" draw:z-index="56"><draw:image xlink:href="Pictures/100002010000003000000030BFFD3BB25A571544.png" xlink:type="simple" xlink:show="embed" xlink:actuate="onLoad" loext:mime-type="image/png"/></draw:frame></text:p>
                </table:table-cell>
                <table:table-cell table:style-name="Table37.A1" office:value-type="string">
                  <text:p text:style-name="P14"><draw:frame draw:style-name="fr1" draw:name="Image36" text:anchor-type="paragraph" svg:width="1.27cm" svg:height="1.27cm" draw:z-index="55"><draw:image xlink:href="Pictures/100002010000003000000030EA903A9080D178C6.png" xlink:type="simple" xlink:show="embed" xlink:actuate="onLoad" loext:mime-type="image/png"/></draw:frame></text:p>
                </table:table-cell>
                <table:table-cell table:style-name="Table37.A1" office:value-type="string">
                  <text:p text:style-name="P14"><draw:frame draw:style-name="fr1" draw:name="Image37" text:anchor-type="paragraph" svg:width="1.27cm" svg:height="1.27cm" draw:z-index="54"><draw:image xlink:href="Pictures/100002010000003000000030A2B70CA657629C4C.png" xlink:type="simple" xlink:show="embed" xlink:actuate="onLoad" loext:mime-type="image/png"/></draw:frame></text:p>
                </table:table-cell>
                <table:table-cell table:style-name="Table37.A1" office:value-type="string">
                  <text:p text:style-name="P14"><draw:frame draw:style-name="fr3" draw:name="Image38" text:anchor-type="paragraph" svg:width="1.27cm" svg:height="1.27cm" draw:z-index="53"><draw:image xlink:href="Pictures/100002010000003000000030E030F29D3CC716B5.png" xlink:type="simple" xlink:show="embed" xlink:actuate="onLoad" loext:mime-type="image/png"/></draw:frame></text:p>
                </table:table-cell>
                <table:table-cell table:style-name="Table37.A1" office:value-type="string">
                  <text:p text:style-name="P14"><draw:frame draw:style-name="fr1" draw:name="Image39" text:anchor-type="paragraph" svg:width="1.27cm" svg:height="1.27cm" draw:z-index="52"><draw:image xlink:href="Pictures/100002010000003000000030BB7A7BA042B395BE.png" xlink:type="simple" xlink:show="embed" xlink:actuate="onLoad" loext:mime-type="image/png"/></draw:frame></text:p>
                </table:table-cell>
                <table:table-cell table:style-name="Table37.A1" office:value-type="string">
                  <text:p text:style-name="P14"><draw:frame draw:style-name="fr3" draw:name="Image40" text:anchor-type="paragraph" svg:width="1.27cm" svg:height="1.27cm" draw:z-index="51"><draw:image xlink:href="Pictures/10000201000000300000003015E340953D2D9FBF.png" xlink:type="simple" xlink:show="embed" xlink:actuate="onLoad" loext:mime-type="image/png"/></draw:frame></text:p>
                </table:table-cell>
                <table:table-cell table:style-name="Table37.A1" office:value-type="string">
                  <text:p text:style-name="P14"><draw:frame draw:style-name="fr3" draw:name="Image41" text:anchor-type="paragraph" svg:width="1.27cm" svg:height="1.27cm" draw:z-index="50"><draw:image xlink:href="Pictures/10000201000000300000003090ECA7BD589D0469.png" xlink:type="simple" xlink:show="embed" xlink:actuate="onLoad" loext:mime-type="image/png"/></draw:frame></text:p>
                </table:table-cell>
              </table:table-row>
              <table:table-row table:style-name="TableLine94497695464576">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39"><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style-name="TableLine94497695467552">
                <table:table-cell table:style-name="Table50.A1" office:value-type="string">
                  <text:p text:style-name="P14"><draw:frame draw:style-name="fr3" draw:name="Image42" text:anchor-type="paragraph" svg:width="1.27cm" svg:height="1.27cm" draw:z-index="49"><draw:image xlink:href="Pictures/100002010000003000000030DA18FDD1161C778A.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style-name="TableLine94497695490640">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55" table:style-name="Table55">
              <table:table-column table:style-name="Table55.A" table:number-columns-repeated="7"/>
              <table:table-column table:style-name="Table55.H"/>
              <table:table-row table:style-name="TableLine94497646259968">
                <table:table-cell table:style-name="Table55.A1" office:value-type="string">
                  <text:p text:style-name="P14"><draw:frame draw:style-name="fr1" draw:name="Image80" text:anchor-type="char" svg:width="1.27cm" svg:height="1.27cm" draw:z-index="79"><draw:image xlink:href="Pictures/100002010000003000000030BE9538818FC286C1.png" xlink:type="simple" xlink:show="embed" xlink:actuate="onLoad" loext:mime-type="image/png"/></draw:frame></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row table:style-name="TableLine94497692234592">
                <table:table-cell table:style-name="Table55.A1" office:value-type="string">
                  <text:p text:style-name="P14">Pull <text:span text:style-name="T51">stack</text:span></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
            <text:p text:style-name="P46">If followed by an inventory item, <text:span text:style-name="T28">m</text:span>oves <text:span text:style-name="T43">up to a full stack</text:span> of the given inventory item<text:span text:style-name="T51">s</text:span> from an inventory (chest) immediately in front of the robot, into the robot's storage if it can fit.</text:p>
            <text:p text:style-name="P12"/>
            <text:p text:style-name="P46">If followed by a text or variable item, <text:span text:style-name="T29">m</text:span>oves <text:span text:style-name="T43">up to a full stack</text:span> of the inventory item<text:span text:style-name="T51">s</text:span> named in the text or variable's value from an inventory (chest) immediately in front of the robot, into the robot's storage if it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style-name="TableLine94497695263088">
                <table:table-cell table:style-name="Table49.A1" office:value-type="string">
                  <text:p text:style-name="P14"><draw:frame draw:style-name="fr3" draw:name="Image43" text:anchor-type="paragraph" svg:width="1.27cm" svg:height="1.27cm" draw:z-index="48"><draw:image xlink:href="Pictures/1000020100000030000000308BF45BB48D0721FD.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style-name="TableLine94497695516288">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54" table:style-name="Table54">
              <table:table-column table:style-name="Table54.A" table:number-columns-repeated="7"/>
              <table:table-column table:style-name="Table54.H"/>
              <table:table-row table:style-name="TableLine94497731527472">
                <table:table-cell table:style-name="Table54.A1" office:value-type="string">
                  <text:p text:style-name="P14"><draw:frame draw:style-name="fr1" draw:name="Image79" text:anchor-type="char" svg:width="1.27cm" svg:height="1.27cm" draw:z-index="78"><draw:image xlink:href="Pictures/100002010000003000000030EF799EE414D9D0B6.png" xlink:type="simple" xlink:show="embed" xlink:actuate="onLoad" loext:mime-type="image/png"/></draw:frame></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row table:style-name="TableLine94497733295616">
                <table:table-cell table:style-name="Table54.A1" office:value-type="string">
                  <text:p text:style-name="P14">Put <text:span text:style-name="T51">stack</text:span></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
            <text:p text:style-name="P45">If followed by an inventory item, <text:span text:style-name="T31">m</text:span>oves <text:span text:style-name="T43">up to a full stack</text:span> of the given inventory item<text:span text:style-name="T52">s</text:span> from the robot's storage into an inventory (chest) immediately in front of the robot, if it can fit.</text:p>
            <text:p text:style-name="P12"/>
            <text:p text:style-name="P45">If followed by a text or variable item, <text:span text:style-name="T32">m</text:span>oves <text:span text:style-name="T43">up to a full stack</text:span> of the inventory item<text:span text:style-name="T52">s</text:span> named in the text or variable's value from the robot's storage into an inventory (chest) immediately in front of the robot, if it can fit.</text:p>
          </table:table-cell>
        </table:table-row>
        <text:soft-page-break/>
        <table:table-row table:style-name="Table13.1">
          <table:table-cell table:style-name="Table13.A1" office:value-type="string">
            <table:table table:name="Table48" table:style-name="Table48">
              <table:table-column table:style-name="Table48.A" table:number-columns-repeated="7"/>
              <table:table-column table:style-name="Table48.H"/>
              <table:table-row table:style-name="TableLine94497695521232">
                <table:table-cell table:style-name="Table48.A1" office:value-type="string">
                  <text:p text:style-name="P14"><draw:frame draw:style-name="fr1" draw:name="Image44" text:anchor-type="paragraph" svg:width="1.27cm" svg:height="1.27cm" draw:z-index="47"><draw:image xlink:href="Pictures/100002010000003000000030AA8EE4F06A3CFAF2.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style-name="TableLine94497695541088">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able:table-row table:style-name="Table13.1">
          <table:table-cell table:style-name="Table13.A1" office:value-type="string">
            <table:table table:name="Table53" table:style-name="Table53">
              <table:table-column table:style-name="Table53.A" table:number-columns-repeated="7"/>
              <table:table-column table:style-name="Table53.H"/>
              <table:table-row table:style-name="TableLine94497730981632">
                <table:table-cell table:style-name="Table53.A1" office:value-type="string">
                  <text:p text:style-name="P14"><draw:frame draw:style-name="fr2" draw:name="Image78" text:anchor-type="char" svg:width="1.268cm" svg:height="1.268cm" draw:z-index="77"><draw:image xlink:href="Pictures/10000201000000300000003083348A5853F0AA09.png" xlink:type="simple" xlink:show="embed" xlink:actuate="onLoad" loext:mime-type="image/png"/></draw:frame></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row table:style-name="TableLine94497727231328">
                <table:table-cell table:style-name="Table53.A1" office:value-type="string">
                  <text:p text:style-name="P14">Drop <text:span text:style-name="T50">stack</text:span></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
            <text:p text:style-name="P47"><text:span text:style-name="T44">If followed by an inventory item, </text:span><text:span text:style-name="T45">d</text:span><text:span text:style-name="T44">rops </text:span><text:span text:style-name="T46">up to a full stack</text:span><text:span text:style-name="T44"> of the given inventory item</text:span><text:span text:style-name="T49">s</text:span><text:span text:style-name="T44"> from the robot's storage into the world, if it contains </text:span><text:span text:style-name="T47">any</text:span><text:span text:style-name="T44">.</text:span></text:p>
            <text:p text:style-name="P12"/>
            <text:p text:style-name="P47"><text:span text:style-name="T44">If followed by a text or variable item, </text:span><text:span text:style-name="T48">d</text:span><text:span text:style-name="T44">rops </text:span><text:span text:style-name="T46">up to a full stack</text:span><text:span text:style-name="T44"> of the inventory item</text:span><text:span text:style-name="T49">s</text:span><text:span text:style-name="T44"> named in the text or variable's value from the robot's storage into the world, if it contains </text:span><text:span text:style-name="T47">any</text:span><text:span text:style-name="T44">.</text:span></text:p>
          </table:table-cell>
        </table:table-row>
        <table:table-row table:style-name="Table13.1">
          <table:table-cell table:style-name="Table13.A1" office:value-type="string">
            <table:table table:name="Table47" table:style-name="Table47">
              <table:table-column table:style-name="Table47.A" table:number-columns-repeated="7"/>
              <table:table-column table:style-name="Table47.H"/>
              <table:table-row table:style-name="TableLine94497695542544">
                <table:table-cell table:style-name="Table47.A1" office:value-type="string">
                  <text:p text:style-name="P14"><draw:frame draw:style-name="fr1" draw:name="Image45" text:anchor-type="paragraph" svg:width="1.27cm" svg:height="1.27cm" draw:z-index="46"><draw:image xlink:href="Pictures/100002010000003000000030D26FADC6D267C3C2.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style-name="TableLine94497695586512">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52" table:style-name="Table52">
              <table:table-column table:style-name="Table52.A" table:number-columns-repeated="7"/>
              <table:table-column table:style-name="Table52.H"/>
              <table:table-row table:style-name="TableLine94497729472928">
                <table:table-cell table:style-name="Table52.A1" office:value-type="string">
                  <text:p text:style-name="P14"><draw:frame draw:style-name="fr1" draw:name="Image77" text:anchor-type="char" svg:width="1.268cm" svg:height="1.268cm" draw:z-index="76"><draw:image xlink:href="Pictures/10000201000000300000003002CC9EC19ED7D718.png" xlink:type="simple" xlink:show="embed" xlink:actuate="onLoad" loext:mime-type="image/png"/></draw:frame></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row table:style-name="TableLine94497728939328">
                <table:table-cell table:style-name="Table52.A1" office:value-type="string">
                  <text:p text:style-name="P14">Trash <text:span text:style-name="T43">stack</text:span></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
            <text:p text:style-name="Table_20_Contents"><text:span text:style-name="T44">If followed by an inventory item, </text:span><text:span text:style-name="T45">d</text:span><text:span text:style-name="T44">estroys (gone forever) </text:span><text:span text:style-name="T46">up to a full stack</text:span><text:span text:style-name="T44"> of the given inventory item</text:span><text:span text:style-name="T49">s</text:span><text:span text:style-name="T44"> in the robot's storage, if it conta</text:span><text:span text:style-name="T46">ins any</text:span><text:span text:style-name="T44">.</text:span></text:p>
            <text:p text:style-name="P12"/>
            <text:p text:style-name="P44">If followed by a text or variable item, <text:span text:style-name="T30">d</text:span>estroys (gone forever) <text:span text:style-name="T43">up to a full stack</text:span> of the inventory item<text:span text:style-name="T52">s</text:span> named in the text or variable's value in the robot's storage, if it conta<text:span text:style-name="T43">ins any</text:span>.</text:p>
          </table:table-cell>
        </table:table-row>
        <text:soft-page-break/>
        <table:table-row table:style-name="Table13.1">
          <table:table-cell table:style-name="Table13.A1" office:value-type="string">
            <table:table table:name="Table46" table:style-name="Table46">
              <table:table-column table:style-name="Table46.A" table:number-columns-repeated="7"/>
              <table:table-column table:style-name="Table46.H"/>
              <table:table-row table:style-name="TableLine94497695587968">
                <table:table-cell table:style-name="Table46.A1" office:value-type="string">
                  <text:p text:style-name="P14"><draw:frame draw:style-name="fr3" draw:name="Image46" text:anchor-type="paragraph" svg:width="1.27cm" svg:height="1.27cm" draw:z-index="45"><draw:image xlink:href="Pictures/100002010000003000000030CEDCA2ECB1B2D780.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style-name="TableLine94497695611760">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style-name="TableLine94497695615632">
                <table:table-cell table:style-name="Table45.A1" office:value-type="string">
                  <text:p text:style-name="P14"><draw:frame draw:style-name="fr1" draw:name="Image47" text:anchor-type="paragraph" svg:width="1.27cm" svg:height="1.27cm" draw:z-index="44"><draw:image xlink:href="Pictures/100002010000003000000030809BA1898E6B8F6E.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style-name="TableLine94497695634960">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style-name="TableLine94497695638272">
                <table:table-cell table:style-name="Table44.A1" office:value-type="string">
                  <text:p text:style-name="P14"><draw:frame draw:style-name="fr3" draw:name="Image48" text:anchor-type="paragraph" svg:width="1.27cm" svg:height="1.27cm" draw:z-index="43"><draw:image xlink:href="Pictures/100002010000003000000030EBE106151EDB47C5.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style-name="TableLine94497695658800">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style-name="TableLine94497695660512">
                <table:table-cell table:style-name="Table51.A1" office:value-type="string">
                  <text:p text:style-name="P14"><draw:frame draw:style-name="fr1" draw:name="Image76" text:anchor-type="paragraph" svg:width="1.27cm" svg:height="1.27cm" draw:z-index="75"><draw:image xlink:href="Pictures/1000020100000030000000302C09A59431DA2F76.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style-name="TableLine94497695681792">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able:table-row table:style-name="Table13.1">
          <table:table-cell table:style-name="Table13.A1" office:value-type="string">
            <table:table table:name="Table43" table:style-name="Table43">
              <table:table-column table:style-name="Table43.A" table:number-columns-repeated="7"/>
              <table:table-column table:style-name="Table43.H"/>
              <table:table-row table:style-name="TableLine94497695683504">
                <table:table-cell table:style-name="Table43.A1" office:value-type="string">
                  <text:p text:style-name="P14"><draw:frame draw:style-name="fr1" draw:name="Image71" text:anchor-type="paragraph" svg:width="1.27cm" svg:height="1.27cm" draw:z-index="42"><draw:image xlink:href="Pictures/100002010000003000000030BB364323AFC289A8.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style-name="TableLine94497695704944">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38">Must be set with a name in the top slot.</text:p>
          </table:table-cell>
        </table:table-row>
        <text:soft-page-break/>
        <table:table-row table:style-name="Table13.1">
          <table:table-cell table:style-name="Table13.A1" office:value-type="string">
            <table:table table:name="Table42" table:style-name="Table42">
              <table:table-column table:style-name="Table42.A" table:number-columns-repeated="7"/>
              <table:table-column table:style-name="Table42.H"/>
              <table:table-row table:style-name="TableLine94497695708592">
                <table:table-cell table:style-name="Table42.A1" office:value-type="string">
                  <text:p text:style-name="P14"><draw:frame draw:style-name="fr1" draw:name="Image72" text:anchor-type="paragraph" svg:width="1.27cm" svg:height="1.27cm" draw:z-index="41"><draw:image xlink:href="Pictures/100002010000003000000030ADB83038A1D73A35.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style-name="TableLine94497695732384">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style-name="TableLine94497695735616">
                <table:table-cell table:style-name="Table41.A1" office:value-type="string">
                  <text:p text:style-name="P14"><draw:frame draw:style-name="fr1" draw:name="Image73" text:anchor-type="paragraph" svg:width="1.27cm" svg:height="1.27cm" draw:z-index="40"><draw:image xlink:href="Pictures/10000201000000300000003026B901D1A3B3F289.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style-name="TableLine94497695757584">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style-name="TableLine94497695760000">
                <table:table-cell table:style-name="Table40.A1" office:value-type="string">
                  <text:p text:style-name="P14"><draw:frame draw:style-name="fr1" draw:name="Image74" text:anchor-type="paragraph" svg:width="1.27cm" svg:height="1.27cm" draw:z-index="39"><draw:image xlink:href="Pictures/10000201000000300000003003E122AC37388D8A.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style-name="TableLine94497695781472">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39" table:style-name="Table39">
              <table:table-column table:style-name="Table39.A" table:number-columns-repeated="7"/>
              <table:table-column table:style-name="Table39.H"/>
              <table:table-row table:style-name="TableLine94497695784176">
                <table:table-cell table:style-name="Table39.A1" office:value-type="string">
                  <text:p text:style-name="P14"><draw:frame draw:style-name="fr1" draw:name="Image75" text:anchor-type="paragraph" svg:width="1.27cm" svg:height="1.27cm" draw:z-index="38"><draw:image xlink:href="Pictures/10000201000000300000003032A4B00B701D08F2.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style-name="TableLine94497695805728">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style-name="TableLine94497695808448">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style-name="TableLine94497695821616">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4"/>
          </table:table-cell>
        </table:table-row>
      </table:table>
      <text:p text:style-name="P4"/>
      <text:h text:style-name="P41"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style-name="TableLine94497695835584">
                <table:table-cell table:style-name="Table18.A1" office:value-type="string">
                  <text:p text:style-name="P14"><draw:frame draw:style-name="fr3" draw:name="Image49" text:anchor-type="paragraph" svg:width="1.27cm" svg:height="1.27cm" draw:z-index="72"><draw:image xlink:href="Pictures/10000201000000300000003081294390F392E868.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style-name="TableLine94497695856320">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style-name="TableLine94497693801984">
                <table:table-cell table:style-name="Table19.A1" office:value-type="string">
                  <text:p text:style-name="P14"><draw:frame draw:style-name="fr1" draw:name="Image50" text:anchor-type="paragraph" svg:width="1.27cm" svg:height="1.27cm" draw:z-index="73"><draw:image xlink:href="Pictures/100002010000003000000030FAE509CC24EE71B7.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style-name="TableLine94497695879024">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style-name="TableLine94497695880384">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style-name="TableLine94497695893408">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4"/>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meta:initial-creator>
    <meta:creation-date>2018-03-27T15:44:07.434926034</meta:creation-date>
    <meta:generator>LibreOffice/6.4.7.2$Linux_X86_64 LibreOffice_project/40$Build-2</meta:generator>
    <dc:date>2021-11-18T23:08:22.438304470</dc:date>
    <meta:editing-duration>PT1H27M18S</meta:editing-duration>
    <meta:editing-cycles>41</meta:editing-cycles>
    <meta:document-statistic meta:table-count="55" meta:image-count="80" meta:object-count="0" meta:page-count="14" meta:paragraph-count="193" meta:word-count="2420" meta:character-count="13036" meta:non-whitespace-character-count="10795"/>
  </office:meta>
</office:document-meta>
</file>